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.75in"/>
          <style:tab-stop style:position="4in"/>
        </style:tab-stops>
      </style:paragraph-properties>
    </style:style>
    <style:style style:name="P2" style:family="paragraph" style:parent-style-name="Text_20_body">
      <style:paragraph-properties fo:margin-left="4.4252in" fo:margin-right="0in" fo:text-indent="0in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6" style:family="paragraph" style:parent-style-name="Standard" style:master-page-name="Standard">
      <style:paragraph-properties fo:text-align="end" style:justify-single-word="false" style:page-number="auto">
        <style:tab-stops>
          <style:tab-stop style:position="2.3752in"/>
        </style:tab-stops>
      </style:paragraph-properties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 style:list-style-name="L1">
      <style:paragraph-properties fo:line-height="150%" fo:text-align="justify" style:justify-single-word="false"/>
    </style:style>
    <style:style style:name="P9" style:family="paragraph" style:parent-style-name="Heading_20_1">
      <style:paragraph-properties fo:line-height="150%" fo:text-align="justify" style:justify-single-word="false"/>
    </style:style>
    <style:style style:name="T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Acta Acuerdo para el desarrollo de Trabajo Profesional</text:p>
      <text:p text:style-name="P4"/>
      <text:p text:style-name="P4">En Buenos Aires, a los 15 días de agosto de 2010 se reúnen en el Departamento de Computación de la Facultad de Ingeniería de la Universidad de Buenos Aires los profesores <text:s text:c="2"/>Lic. Rosa Graciela Wachenchauzer e <text:s/>Ing. Juan Gabardini con el alumno de la carrera de Ingeniería en Informática Mariano Patricio Tugnarelli (Padrón <text:s/>N°: 78945) para tratar la elección y acuerdo del tema de Trabajo Profesional para el Ciclo Superior de la carrera.</text:p>
      <text:p text:style-name="P4"/>
      <text:p text:style-name="P4">Teniendo en cuenta la propuesta presentada por los alumnos más las observaciones y mejoras propuestas por los profesores, se ha acordado el plan de trabajo para el desarrollo e implementación del proyecto “Plataforma Educativa: Batalla Espacial” que figura en el documento adjuntado.</text:p>
      <text:p text:style-name="P4"/>
      <text:p text:style-name="P4">El acuerdo consiste en las siguientes pautas:</text:p>
      <text:p text:style-name="P4"/>
      <text:list xml:id="list298412397" text:style-name="L1">
        <text:list-item>
          <text:p text:style-name="P8">El alumno Mariano Patricio Tugnarelli realizará todas las etapas para la construcción e implementación del sistema.</text:p>
        </text:list-item>
        <text:list-item>
          <text:p text:style-name="P8">El trabajo a realizar será presentado para cumplir los requisitos de la materia 75.99 Trabajo Profesional.</text:p>
        </text:list-item>
        <text:list-item>
          <text:p text:style-name="P8">La profesora <text:s/>Lic. Rosa Graciela Wachenchauzer acepta la función de tutor para dicho trabajo.</text:p>
        </text:list-item>
        <text:list-item>
          <text:p text:style-name="P8">El profesor <text:s/>Ing. Juan Gabardini acepta la función de co-tutor para dicho trabajo.</text:p>
        </text:list-item>
      </text:list>
      <text:p text:style-name="P5"/>
      <text:p text:style-name="P2"/>
      <text:p text:style-name="P2"><text:tab/><text:tab/></text:p>
      <text:p text:style-name="P1"><text:tab/>Lic. Rosa Graciela Wachenchauzer<text:tab/>Ing. Juan Gabardini</text:p>
      <text:p text:style-name="P1"/>
      <text:p text:style-name="P1"/>
      <text:p text:style-name="P1"/>
      <text:p text:style-name="P1"/>
      <text:p text:style-name="P1"><text:tab/>Mariano Patricio Tugnarelli</text:p>
      <text:p text:style-name="P1"><text:tab/> <text:s text:c="5"/>Padrón: 7894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50%" fo:text-align="justify" style:justify-single-word="false" fo:text-indent="0.4917in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chint</meta:initial-creator>
    <meta:creation-date>2007-03-19T19:48:00</meta:creation-date>
    <dc:creator>Mariano Tugnarelli</dc:creator>
    <dc:date>2010-10-14T19:42:33</dc:date>
    <meta:editing-cycles>9</meta:editing-cycles>
    <meta:editing-duration>PT00H22M04S</meta:editing-duration>
    <meta:generator>OpenOffice.org/3.2$Unix OpenOffice.org_project/320m12$Build-9483</meta:generator>
    <meta:document-statistic meta:table-count="0" meta:image-count="0" meta:object-count="0" meta:page-count="1" meta:paragraph-count="12" meta:word-count="206" meta:character-count="1326"/>
    <meta:user-defined meta:name="Información 1"/>
    <meta:user-defined meta:name="Información 2"/>
    <meta:user-defined meta:name="Información 3"/>
    <meta:user-defined meta:name="Información 4"/>
  </office:meta>
</office:document-meta>
</file>